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tionConverterTests.deserialization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ationConverterTests.nonSerializable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ationConverterTests.nonSerializabl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ationConverterTests.serializeAndDeserializ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